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9/04/2026 05:30:28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398">
            <text:p>304398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343">
            <text:p>0,023</text:p>
          </table:table-cell>
          <table:table-cell table:style-name="ce12N2" office:value-type="float" office:value="15">
            <text:p>15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8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62.27">
            <text:p>62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310489275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9">
            <text:p>304399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5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8">
            <text:p>0,019</text:p>
          </table:table-cell>
          <table:table-cell table:style-name="ce12N2" office:value-type="float" office:value="10.69">
            <text:p>10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76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19.37">
            <text:p>19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516180960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0">
            <text:p>304400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4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685">
            <text:p>0,025</text:p>
          </table:table-cell>
          <table:table-cell table:style-name="ce12N2" office:value-type="float" office:value="12.5">
            <text:p>12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3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15.63">
            <text:p>15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4187393379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1">
            <text:p>304401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2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88">
            <text:p>0,051</text:p>
          </table:table-cell>
          <table:table-cell table:style-name="ce12N2" office:value-type="float" office:value="23.14">
            <text:p>23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2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21.9">
            <text:p>21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219762417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4">
            <text:p>304944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86">
            <text:p>8386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7641">
            <text:p>764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86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0">
            <text:p>12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745">
            <text:p>745,00</text:p>
          </table:table-cell>
          <table:table-cell table:style-name="ce12N2" office:value-type="float" office:value="7641">
            <text:p>7641,00</text:p>
          </table:table-cell>
          <table:table-cell table:style-name="ce12N2" office:value-type="float" office:value="305.64">
            <text:p>305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310003160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24">
            <text:p>305124</text:p>
          </table:table-cell>
          <table:table-cell table:style-name="ce0" table:number-columns-spanned="4" table:number-rows-spanned="1" office:value-type="string" calcext:value-type="string">
            <text:p>20.116 - MS DISTRIBUIDORA LTDA</text:p>
          </table:table-cell>
          <table:covered-table-cell table:number-columns-repeated="3"/>
          <table:table-cell table:style-name="ce0" office:value-type="string" calcext:value-type="string">
            <text:p>46.0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610.21">
            <text:p>4610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4234.43">
            <text:p>4234,4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">
            <text:p>0,400</text:p>
          </table:table-cell>
          <table:table-cell table:style-name="ce12N2" office:value-type="float" office:value="8.4">
            <text:p>8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610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375.78">
            <text:p>375,78</text:p>
          </table:table-cell>
          <table:table-cell table:style-name="ce12N2" office:value-type="float" office:value="4234.43">
            <text:p>4234,43</text:p>
          </table:table-cell>
          <table:table-cell table:style-name="ce12N2" office:value-type="float" office:value="180.79">
            <text:p>180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46242510001515500100004600710003398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0">
            <text:p>305240</text:p>
          </table:table-cell>
          <table:table-cell table:style-name="ce0" table:number-columns-spanned="4" table:number-rows-spanned="1" office:value-type="string" calcext:value-type="string">
            <text:p>32.664 - STANDARD ILUMINACAO LTDA</text:p>
          </table:table-cell>
          <table:covered-table-cell table:number-columns-repeated="3"/>
          <table:table-cell table:style-name="ce0" office:value-type="string" calcext:value-type="string">
            <text:p>11.46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98.62">
            <text:p>1598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456.6">
            <text:p>1456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98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42.02">
            <text:p>142,02</text:p>
          </table:table-cell>
          <table:table-cell table:style-name="ce12N2" office:value-type="float" office:value="1456.6">
            <text:p>1456,60</text:p>
          </table:table-cell>
          <table:table-cell table:style-name="ce12N2" office:value-type="float" office:value="101.96">
            <text:p>101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36542300016055001000011465152529616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2">
            <text:p>305242</text:p>
          </table:table-cell>
          <table:table-cell table:style-name="ce0" table:number-columns-spanned="4" table:number-rows-spanned="1" office:value-type="string" calcext:value-type="string">
            <text:p>2.923 - NEW LINE ILUMINACAO LTDA</text:p>
          </table:table-cell>
          <table:covered-table-cell table:number-columns-repeated="3"/>
          <table:table-cell table:style-name="ce0" office:value-type="string" calcext:value-type="string">
            <text:p>223.73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426.16">
            <text:p>3426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3145.39">
            <text:p>3145,3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1">
            <text:p>0,006</text:p>
          </table:table-cell>
          <table:table-cell table:style-name="ce12N2" office:value-type="float" office:value="3.59">
            <text:p>3,5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426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80.77">
            <text:p>280,77</text:p>
          </table:table-cell>
          <table:table-cell table:style-name="ce12N2" office:value-type="float" office:value="3145.39">
            <text:p>3145,39</text:p>
          </table:table-cell>
          <table:table-cell table:style-name="ce12N2" office:value-type="float" office:value="220.19">
            <text:p>220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207718100013355003000223739132518213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3">
            <text:p>305253</text:p>
          </table:table-cell>
          <table:table-cell table:style-name="ce0" table:number-columns-spanned="4" table:number-rows-spanned="1" office:value-type="string" calcext:value-type="string">
            <text:p>10.343 - INTERLIGHT SISTEMAS DE ILUMINACAO LTDA</text:p>
          </table:table-cell>
          <table:covered-table-cell table:number-columns-repeated="3"/>
          <table:table-cell table:style-name="ce0" office:value-type="string" calcext:value-type="string">
            <text:p>258.68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825.28">
            <text:p>7825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130.1">
            <text:p>7130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82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4.58">
            <text:p>44,58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695.18">
            <text:p>695,18</text:p>
          </table:table-cell>
          <table:table-cell table:style-name="ce12N2" office:value-type="float" office:value="7130.1">
            <text:p>7130,10</text:p>
          </table:table-cell>
          <table:table-cell table:style-name="ce12N2" office:value-type="float" office:value="499.11">
            <text:p>499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83296080001445500100025868610025868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6">
            <text:p>305256</text:p>
          </table:table-cell>
          <table:table-cell table:style-name="ce0" table:number-columns-spanned="4" table:number-rows-spanned="1" office:value-type="string" calcext:value-type="string">
            <text:p>9.974 - USINA DESIGN IND E COMERCIO DE ILUMINACAO LTDA-ME</text:p>
          </table:table-cell>
          <table:covered-table-cell table:number-columns-repeated="3"/>
          <table:table-cell table:style-name="ce0" office:value-type="string" calcext:value-type="string">
            <text:p>7.400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95.06">
            <text:p>1495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62.24">
            <text:p>136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7024">
            <text:p>0,0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95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32.82">
            <text:p>132,82</text:p>
          </table:table-cell>
          <table:table-cell table:style-name="ce12N2" office:value-type="float" office:value="1362.24">
            <text:p>1362,24</text:p>
          </table:table-cell>
          <table:table-cell table:style-name="ce12N2" office:value-type="float" office:value="95.36">
            <text:p>95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07132210001605500200000740010000878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3">
            <text:p>30545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7.05">
            <text:p>837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805.99">
            <text:p>805,9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10944">
            <text:p>0,211</text:p>
          </table:table-cell>
          <table:table-cell table:style-name="ce12N2" office:value-type="float" office:value="9.12">
            <text:p>9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7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1.06">
            <text:p>31,06</text:p>
          </table:table-cell>
          <table:table-cell table:style-name="ce12N2" office:value-type="float" office:value="805.99">
            <text:p>805,99</text:p>
          </table:table-cell>
          <table:table-cell table:style-name="ce12N2" office:value-type="float" office:value="32.25">
            <text:p>32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218516198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4">
            <text:p>30545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23.32">
            <text:p>2323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294.51">
            <text:p>2294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3764">
            <text:p>0,234</text:p>
          </table:table-cell>
          <table:table-cell table:style-name="ce12N2" office:value-type="float" office:value="12.22">
            <text:p>12,2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23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8.81">
            <text:p>28,81</text:p>
          </table:table-cell>
          <table:table-cell table:style-name="ce12N2" office:value-type="float" office:value="2294.51">
            <text:p>2294,51</text:p>
          </table:table-cell>
          <table:table-cell table:style-name="ce12N2" office:value-type="float" office:value="91.78">
            <text:p>91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318648237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5">
            <text:p>30545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0.16">
            <text:p>800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771.35">
            <text:p>771,3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5309">
            <text:p>0,205</text:p>
          </table:table-cell>
          <table:table-cell table:style-name="ce12N2" office:value-type="float" office:value="8.8">
            <text:p>8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00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8.81">
            <text:p>28,81</text:p>
          </table:table-cell>
          <table:table-cell table:style-name="ce12N2" office:value-type="float" office:value="771.35">
            <text:p>771,35</text:p>
          </table:table-cell>
          <table:table-cell table:style-name="ce12N2" office:value-type="float" office:value="30.86">
            <text:p>30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415057990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4">
            <text:p>30546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116520420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5">
            <text:p>30546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2108214233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6">
            <text:p>30546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312609675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4">
            <text:p>30547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7.35">
            <text:p>167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804">
            <text:p>0,015</text:p>
          </table:table-cell>
          <table:table-cell table:style-name="ce12N2" office:value-type="float" office:value="2.51">
            <text:p>2,5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7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0.21">
            <text:p>10,21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6.29">
            <text:p>6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0101437115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5">
            <text:p>30547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111925584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6">
            <text:p>30547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213751415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9">
            <text:p>30555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46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017">
            <text:p>0,008</text:p>
          </table:table-cell>
          <table:table-cell table:style-name="ce12N2" office:value-type="float" office:value="2.02">
            <text:p>2,0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54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31.8">
            <text:p>31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46519950604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3">
            <text:p>305613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51.35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86">
            <text:p>0,011</text:p>
          </table:table-cell>
          <table:table-cell table:style-name="ce12N2" office:value-type="float" office:value="9.93">
            <text:p>9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02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5135314206846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5">
            <text:p>305615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3.80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419.5">
            <text:p>3419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">
            <text:p>23,00</text:p>
          </table:table-cell>
          <table:table-cell table:style-name="ce12N2" office:value-type="float" office:value="3400.4">
            <text:p>3400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8208">
            <text:p>0,068</text:p>
          </table:table-cell>
          <table:table-cell table:style-name="ce12N2" office:value-type="float" office:value="15.85">
            <text:p>15,8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419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3">
            <text:p>6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9.1">
            <text:p>19,10</text:p>
          </table:table-cell>
          <table:table-cell table:style-name="ce12N2" office:value-type="float" office:value="3400.4">
            <text:p>3400,40</text:p>
          </table:table-cell>
          <table:table-cell table:style-name="ce12N2" office:value-type="float" office:value="199.84">
            <text:p>199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3801132350158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25">
            <text:p>305625</text:p>
          </table:table-cell>
          <table:table-cell table:style-name="ce0" table:number-columns-spanned="4" table:number-rows-spanned="1" office:value-type="string" calcext:value-type="string">
            <text:p>29.089 - OTTO BAUMGART INDUSTRIA E COMERCIO S A</text:p>
          </table:table-cell>
          <table:covered-table-cell table:number-columns-repeated="3"/>
          <table:table-cell table:style-name="ce0" office:value-type="string" calcext:value-type="string">
            <text:p>205.2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5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0.75">
            <text:p>830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04.6">
            <text:p>804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337">
            <text:p>0,163</text:p>
          </table:table-cell>
          <table:table-cell table:style-name="ce12N2" office:value-type="float" office:value="100">
            <text:p>1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0,7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">
            <text:p>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26.15">
            <text:p>26,15</text:p>
          </table:table-cell>
          <table:table-cell table:style-name="ce12N2" office:value-type="float" office:value="804.6">
            <text:p>804,60</text:p>
          </table:table-cell>
          <table:table-cell table:style-name="ce12N2" office:value-type="float" office:value="56.32">
            <text:p>56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6427740012095500100020522314545372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78">
            <text:p>305678</text:p>
          </table:table-cell>
          <table:table-cell table:style-name="ce0" table:number-columns-spanned="4" table:number-rows-spanned="1" office:value-type="string" calcext:value-type="string">
            <text:p>22.715 - LUMIERE COMERCIO INTERNACIONAL LTDA</text:p>
          </table:table-cell>
          <table:covered-table-cell table:number-columns-repeated="3"/>
          <table:table-cell table:style-name="ce0" office:value-type="string" calcext:value-type="string">
            <text:p>76.07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57.92">
            <text:p>1057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992.36">
            <text:p>992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78">
            <text:p>0,001</text:p>
          </table:table-cell>
          <table:table-cell table:style-name="ce12N2" office:value-type="float" office:value="4.81">
            <text:p>4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57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9">
            <text:p>2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65.56">
            <text:p>65,56</text:p>
          </table:table-cell>
          <table:table-cell table:style-name="ce12N2" office:value-type="float" office:value="992.36">
            <text:p>992,36</text:p>
          </table:table-cell>
          <table:table-cell table:style-name="ce12N2" office:value-type="float" office:value="39.69">
            <text:p>39,6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248556330001405500100007607011424907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5">
            <text:p>30569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11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783">
            <text:p>6783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783">
            <text:p>6783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7508">
            <text:p>0,038</text:p>
          </table:table-cell>
          <table:table-cell table:style-name="ce12N2" office:value-type="float" office:value="13.58">
            <text:p>13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783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783">
            <text:p>6783,00</text:p>
          </table:table-cell>
          <table:table-cell table:style-name="ce12N2" office:value-type="float" office:value="474.81">
            <text:p>474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112132011422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1">
            <text:p>30570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01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261.84">
            <text:p>6261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261.84">
            <text:p>6261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02">
            <text:p>0,013</text:p>
          </table:table-cell>
          <table:table-cell table:style-name="ce12N2" office:value-type="float" office:value="1.46">
            <text:p>1,4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261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261.84">
            <text:p>6261,84</text:p>
          </table:table-cell>
          <table:table-cell table:style-name="ce12N2" office:value-type="float" office:value="438.33">
            <text:p>438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01219169090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5">
            <text:p>305715</text:p>
          </table:table-cell>
          <table:table-cell table:style-name="ce0" table:number-columns-spanned="4" table:number-rows-spanned="1" office:value-type="string" calcext:value-type="string">
            <text:p>736 - BEMFIXA INDUSTRIAL LTDA</text:p>
          </table:table-cell>
          <table:covered-table-cell table:number-columns-repeated="3"/>
          <table:table-cell table:style-name="ce0" office:value-type="string" calcext:value-type="string">
            <text:p>210.29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83.63">
            <text:p>1283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">
            <text:p>14,00</text:p>
          </table:table-cell>
          <table:table-cell table:style-name="ce12N2" office:value-type="float" office:value="1217.81">
            <text:p>1217,8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5">
            <text:p>0,105</text:p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83,6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65.82">
            <text:p>65,82</text:p>
          </table:table-cell>
          <table:table-cell table:style-name="ce12N2" office:value-type="float" office:value="1217.81">
            <text:p>1217,81</text:p>
          </table:table-cell>
          <table:table-cell table:style-name="ce12N2" office:value-type="float" office:value="81.63">
            <text:p>81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8019730001145500100021029014674903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6">
            <text:p>30572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30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32.2">
            <text:p>2332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32.2">
            <text:p>2332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6208">
            <text:p>0,026</text:p>
          </table:table-cell>
          <table:table-cell table:style-name="ce12N2" office:value-type="float" office:value="6.96">
            <text:p>6,9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32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32.2">
            <text:p>2332,20</text:p>
          </table:table-cell>
          <table:table-cell table:style-name="ce12N2" office:value-type="float" office:value="163.25">
            <text:p>163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30019301968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0">
            <text:p>305780</text:p>
          </table:table-cell>
          <table:table-cell table:style-name="ce0" table:number-columns-spanned="4" table:number-rows-spanned="1" office:value-type="string" calcext:value-type="string">
            <text:p>2.923 - NEW LINE ILUMINACAO LTDA</text:p>
          </table:table-cell>
          <table:covered-table-cell table:number-columns-repeated="3"/>
          <table:table-cell table:style-name="ce0" office:value-type="string" calcext:value-type="string">
            <text:p>223.936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626.19">
            <text:p>2626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402.04">
            <text:p>2402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1.2">
            <text:p>1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626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24.15">
            <text:p>224,15</text:p>
          </table:table-cell>
          <table:table-cell table:style-name="ce12N2" office:value-type="float" office:value="2402.04">
            <text:p>2402,04</text:p>
          </table:table-cell>
          <table:table-cell table:style-name="ce12N2" office:value-type="float" office:value="168.14">
            <text:p>168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89.72">
            <text:p>89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782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22/04/2026</text:p>
          </table:table-cell>
          <table:table-cell table:style-name="ce12" office:value-type="string" calcext:value-type="string">
            <text:p>89,7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35260412077181000133550030002239361899532783</text:p>
          </table:table-cell>
          <table:table-cell table:style-name="ce0" office:value-type="string" calcext:value-type="string">
            <text:p>35260411389565000200570050003977821000839703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6">
            <text:p>305786</text:p>
          </table:table-cell>
          <table:table-cell table:style-name="ce0" table:number-columns-spanned="4" table:number-rows-spanned="1" office:value-type="string" calcext:value-type="string">
            <text:p>8.702 - TRAMONTINA S/A CUTELARIA</text:p>
          </table:table-cell>
          <table:covered-table-cell table:number-columns-repeated="3"/>
          <table:table-cell table:style-name="ce0" office:value-type="string" calcext:value-type="string">
            <text:p>1.347.67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65.87">
            <text:p>4365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4095.24">
            <text:p>4095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1246">
            <text:p>0,161</text:p>
          </table:table-cell>
          <table:table-cell table:style-name="ce12N2" office:value-type="float" office:value="17.08">
            <text:p>17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365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70.63">
            <text:p>270,63</text:p>
          </table:table-cell>
          <table:table-cell table:style-name="ce12N2" office:value-type="float" office:value="4095.24">
            <text:p>4095,24</text:p>
          </table:table-cell>
          <table:table-cell table:style-name="ce12N2" office:value-type="float" office:value="286.65">
            <text:p>286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900502380001145500100134767512164528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90">
            <text:p>305790</text:p>
          </table:table-cell>
          <table:table-cell table:style-name="ce0" table:number-columns-spanned="4" table:number-rows-spanned="1" office:value-type="string" calcext:value-type="string">
            <text:p>17.288 - ITAMONTE ILUM EIRELI</text:p>
          </table:table-cell>
          <table:covered-table-cell table:number-columns-repeated="3"/>
          <table:table-cell table:style-name="ce0" office:value-type="string" calcext:value-type="string">
            <text:p>7.3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10.75">
            <text:p>910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910.75">
            <text:p>910,7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10,7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10.75">
            <text:p>910,75</text:p>
          </table:table-cell>
          <table:table-cell table:style-name="ce12N2" office:value-type="float" office:value="27.14">
            <text:p>27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89.72">
            <text:p>89,7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840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22/04/2026</text:p>
          </table:table-cell>
          <table:table-cell table:style-name="ce12" office:value-type="string" calcext:value-type="string">
            <text:p>89,7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35260427160810000161550010000073371764553504</text:p>
          </table:table-cell>
          <table:table-cell table:style-name="ce0" office:value-type="string" calcext:value-type="string">
            <text:p>35260411389565000200570050003978401000840308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71">
            <text:p>305871</text:p>
          </table:table-cell>
          <table:table-cell table:style-name="ce0" table:number-columns-spanned="4" table:number-rows-spanned="1" office:value-type="string" calcext:value-type="string">
            <text:p>669 - BLUKIT INDUSTRIA DE PLASTICOS LTDA</text:p>
          </table:table-cell>
          <table:covered-table-cell table:number-columns-repeated="3"/>
          <table:table-cell table:style-name="ce0" office:value-type="string" calcext:value-type="string">
            <text:p>754.15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16.85">
            <text:p>916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899.9">
            <text:p>899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4928">
            <text:p>0,105</text:p>
          </table:table-cell>
          <table:table-cell table:style-name="ce12N2" office:value-type="float" office:value="6.69">
            <text:p>6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16,8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1">
            <text:p>6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6.95">
            <text:p>16,95</text:p>
          </table:table-cell>
          <table:table-cell table:style-name="ce12N2" office:value-type="float" office:value="899.9">
            <text:p>899,90</text:p>
          </table:table-cell>
          <table:table-cell table:style-name="ce12N2" office:value-type="float" office:value="43.07">
            <text:p>43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96415200001585500100075415510627417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4">
            <text:p>30591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0135427318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5">
            <text:p>30591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1193895890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6">
            <text:p>30591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218729635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6">
            <text:p>30593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8111518854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7">
            <text:p>30593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916497246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8">
            <text:p>30593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013038964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7">
            <text:p>30594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718098184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8">
            <text:p>30594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817164062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9">
            <text:p>30594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915901801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4">
            <text:p>30595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419054819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5">
            <text:p>30595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518392382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6">
            <text:p>30595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615717035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4">
            <text:p>30596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4.16">
            <text:p>84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9.02">
            <text:p>79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918">
            <text:p>0,001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4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5.14">
            <text:p>5,14</text:p>
          </table:table-cell>
          <table:table-cell table:style-name="ce12N2" office:value-type="float" office:value="79.02">
            <text:p>79,02</text:p>
          </table:table-cell>
          <table:table-cell table:style-name="ce12N2" office:value-type="float" office:value="3.16">
            <text:p>3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118521164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72">
            <text:p>30597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51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4.16">
            <text:p>84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9.02">
            <text:p>79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918">
            <text:p>0,001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4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5.14">
            <text:p>5,14</text:p>
          </table:table-cell>
          <table:table-cell table:style-name="ce12N2" office:value-type="float" office:value="79.02">
            <text:p>79,02</text:p>
          </table:table-cell>
          <table:table-cell table:style-name="ce12N2" office:value-type="float" office:value="3.16">
            <text:p>3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519199975528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97">
            <text:p>30599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3.21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02.32">
            <text:p>1102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02.32">
            <text:p>1102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17">
            <text:p>0,002</text:p>
          </table:table-cell>
          <table:table-cell table:style-name="ce12N2" office:value-type="float" office:value="0.24">
            <text:p>0,2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02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02.32">
            <text:p>1102,32</text:p>
          </table:table-cell>
          <table:table-cell table:style-name="ce12N2" office:value-type="float" office:value="77.16">
            <text:p>77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3210191814108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22">
            <text:p>306022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2.03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376.48">
            <text:p>6376,48</text:p>
          </table:table-cell>
          <table:table-cell table:style-name="ce12N2" office:value-type="float" office:value="296">
            <text:p>296,00</text:p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6106">
            <text:p>6106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376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8">
            <text:p>9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566.48">
            <text:p>566,48</text:p>
          </table:table-cell>
          <table:table-cell table:style-name="ce12N2" office:value-type="float" office:value="5810">
            <text:p>5810,00</text:p>
          </table:table-cell>
          <table:table-cell table:style-name="ce12N2" office:value-type="float" office:value="232.4">
            <text:p>232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203010003366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35">
            <text:p>30603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3.99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5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94.56">
            <text:p>3094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4.56">
            <text:p>3094,5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928">
            <text:p>0,009</text:p>
          </table:table-cell>
          <table:table-cell table:style-name="ce12N2" office:value-type="float" office:value="10.08">
            <text:p>10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94,5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94.56">
            <text:p>3094,56</text:p>
          </table:table-cell>
          <table:table-cell table:style-name="ce12N2" office:value-type="float" office:value="216.62">
            <text:p>216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3997163798432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38">
            <text:p>30603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6.54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369.19">
            <text:p>21369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21369.19">
            <text:p>21369,1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5839">
            <text:p>0,056</text:p>
          </table:table-cell>
          <table:table-cell table:style-name="ce12N2" office:value-type="float" office:value="14.66">
            <text:p>14,6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1.369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1369.19">
            <text:p>21369,19</text:p>
          </table:table-cell>
          <table:table-cell table:style-name="ce12N2" office:value-type="float" office:value="1495.86">
            <text:p>1495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6544123905180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57">
            <text:p>306057</text:p>
          </table:table-cell>
          <table:table-cell table:style-name="ce0" table:number-columns-spanned="4" table:number-rows-spanned="1" office:value-type="string" calcext:value-type="string">
            <text:p>983 - AKZO NOBEL LTDA</text:p>
          </table:table-cell>
          <table:covered-table-cell table:number-columns-repeated="3"/>
          <table:table-cell table:style-name="ce0" office:value-type="string" calcext:value-type="string">
            <text:p>1.962.855</text:p>
          </table:table-cell>
          <table:table-cell table:style-name="ce9" office:value-type="string" calcext:value-type="string">
            <text:p>2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890.08">
            <text:p>16890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6890.08">
            <text:p>16890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843.54">
            <text:p>843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890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890.08">
            <text:p>16890,08</text:p>
          </table:table-cell>
          <table:table-cell table:style-name="ce12N2" office:value-type="float" office:value="1182.31">
            <text:p>1182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56171900950355021001962855192723375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24">
            <text:p>30612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7.23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0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669.54">
            <text:p>6669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669.54">
            <text:p>6669,5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06">
            <text:p>0,019</text:p>
          </table:table-cell>
          <table:table-cell table:style-name="ce12N2" office:value-type="float" office:value="19.29">
            <text:p>19,2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669,5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669.54">
            <text:p>6669,54</text:p>
          </table:table-cell>
          <table:table-cell table:style-name="ce12N2" office:value-type="float" office:value="466.87">
            <text:p>466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723411905067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64">
            <text:p>306164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4.81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49.53">
            <text:p>1549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549.53">
            <text:p>1549,5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879">
            <text:p>0,019</text:p>
          </table:table-cell>
          <table:table-cell table:style-name="ce12N2" office:value-type="float" office:value="1.39">
            <text:p>1,3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49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3">
            <text:p>6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49.53">
            <text:p>1549,53</text:p>
          </table:table-cell>
          <table:table-cell table:style-name="ce12N2" office:value-type="float" office:value="108.47">
            <text:p>108,4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481415641846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65">
            <text:p>306165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4.81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6/08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268.41">
            <text:p>9268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">
            <text:p>44,00</text:p>
          </table:table-cell>
          <table:table-cell table:style-name="ce12N2" office:value-type="float" office:value="9121.79">
            <text:p>9121,7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520657">
            <text:p>0,521</text:p>
          </table:table-cell>
          <table:table-cell table:style-name="ce12N2" office:value-type="float" office:value="53.62">
            <text:p>53,6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268,4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1">
            <text:p>12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146.62">
            <text:p>146,62</text:p>
          </table:table-cell>
          <table:table-cell table:style-name="ce12N2" office:value-type="float" office:value="9121.79">
            <text:p>9121,79</text:p>
          </table:table-cell>
          <table:table-cell table:style-name="ce12N2" office:value-type="float" office:value="552.41">
            <text:p>552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481515838203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78">
            <text:p>306178</text:p>
          </table:table-cell>
          <table:table-cell table:style-name="ce0" table:number-columns-spanned="4" table:number-rows-spanned="1" office:value-type="string" calcext:value-type="string">
            <text:p>21.329 - S &amp; L SOUZA E LIMA FABRICACAO E COMERCIO DE LUMINARIAS LTDA</text:p>
          </table:table-cell>
          <table:covered-table-cell table:number-columns-repeated="3"/>
          <table:table-cell table:style-name="ce0" office:value-type="string" calcext:value-type="string">
            <text:p>47.8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14.21">
            <text:p>914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33">
            <text:p>833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966">
            <text:p>0,0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14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81.21">
            <text:p>81,21</text:p>
          </table:table-cell>
          <table:table-cell table:style-name="ce12N2" office:value-type="float" office:value="833">
            <text:p>833,00</text:p>
          </table:table-cell>
          <table:table-cell table:style-name="ce12N2" office:value-type="float" office:value="58.31">
            <text:p>58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03944160001955500100004784810002512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81">
            <text:p>306181</text:p>
          </table:table-cell>
          <table:table-cell table:style-name="ce0" table:number-columns-spanned="4" table:number-rows-spanned="1" office:value-type="string" calcext:value-type="string">
            <text:p>9.680 - METALURGICA ITAMONTE LTDA</text:p>
          </table:table-cell>
          <table:covered-table-cell table:number-columns-repeated="3"/>
          <table:table-cell table:style-name="ce0" office:value-type="string" calcext:value-type="string">
            <text:p>25.59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28.69">
            <text:p>5328,6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5328.69">
            <text:p>5328,6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28,6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2.33">
            <text:p>62,33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328.69">
            <text:p>5328,69</text:p>
          </table:table-cell>
          <table:table-cell table:style-name="ce12N2" office:value-type="float" office:value="161.46">
            <text:p>161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633947800011055001000025594171622134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82">
            <text:p>306182</text:p>
          </table:table-cell>
          <table:table-cell table:style-name="ce0" table:number-columns-spanned="4" table:number-rows-spanned="1" office:value-type="string" calcext:value-type="string">
            <text:p>9.680 - METALURGICA ITAMONTE LTDA</text:p>
          </table:table-cell>
          <table:covered-table-cell table:number-columns-repeated="3"/>
          <table:table-cell table:style-name="ce0" office:value-type="string" calcext:value-type="string">
            <text:p>25.59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5.7">
            <text:p>385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385.7">
            <text:p>385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85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5.7">
            <text:p>385,70</text:p>
          </table:table-cell>
          <table:table-cell table:style-name="ce12N2" office:value-type="float" office:value="11.69">
            <text:p>11,6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633947800011055001000025595104984005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57">
            <text:p>57,00</text:p>
          </table:table-cell>
          <table:table-cell table:style-name="ce26N2" office:value-type="float" office:value="296">
            <text:p>296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189.58">
            <text:p>4189,58</text:p>
          </table:table-cell>
          <table:table-cell table:style-name="ce26N2" office:value-type="float" office:value="137950.76">
            <text:p>137950,76</text:p>
          </table:table-cell>
          <table:table-cell table:style-name="ce26N2" office:value-type="float" office:value="8466.32">
            <text:p>8466,32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179.44">
            <text:p>179,44</text:p>
          </table:table-cell>
          <table:table-cell table:style-name="ce26N2" office:value-type="float" office:value="142140.34">
            <text:p>142140,3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2.737185">
            <text:p>2,737</text:p>
          </table:table-cell>
          <table:table-cell table:style-name="ce26N2" office:value-type="float" office:value="138246.76">
            <text:p>138246,76</text:p>
          </table:table-cell>
          <table:table-cell table:style-name="ce26N2" office:value-type="float" office:value="142140.34">
            <text:p>142140,3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1271.01">
            <text:p>1271,01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5.73">
            <text:p>45,7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SR ACABAMENT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84" meta:object-count="0"/>
    <meta:generator>LibreOffice/4.3.0.4$Windows_x86 LibreOffice_project/62ad5818884a2fc2e5780dd45466868d41009ec0</meta:generator>
  </office:meta>
</office:document-meta>
</file>